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6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2.682cm"/>
    </style:style>
    <style:style style:name="co4" style:family="table-column">
      <style:table-column-properties fo:break-before="auto" style:column-width="7.024cm"/>
    </style:style>
    <style:style style:name="co5" style:family="table-column">
      <style:table-column-properties fo:break-before="auto" style:column-width="2.955cm"/>
    </style:style>
    <style:style style:name="co6" style:family="table-column">
      <style:table-column-properties fo:break-before="auto" style:column-width="7.022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6.168cm"/>
    </style:style>
    <style:style style:name="co10" style:family="table-column">
      <style:table-column-properties fo:break-before="auto" style:column-width="4.165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30" style:family="table-cell" style:parent-style-name="Default">
      <style:table-cell-properties fo:background-color="#ffffd7"/>
      <style:text-properties style:use-window-font-color="true"/>
    </style:style>
    <style:style style:name="ce6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35" style:family="table-cell" style:parent-style-name="Default">
      <style:table-cell-properties fo:background-color="#ffffd7"/>
    </style:style>
    <style:style style:name="ce10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36" style:family="table-cell" style:parent-style-name="Default">
      <style:table-cell-properties fo:background-color="#ffffd7"/>
      <style:text-properties fo:color="#0000ff" fo:font-style="italic" style:font-style-asian="italic" style:font-style-complex="italic"/>
    </style:style>
    <style:style style:name="ce11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12" style:family="table-cell" style:parent-style-name="Default">
      <style:text-properties style:text-underline-style="none"/>
    </style:style>
    <style:style style:name="ce41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15" style:family="table-cell" style:parent-style-name="Default">
      <style:text-properties style:font-name="Liberation Sans" style:font-name-asian="Arial Unicode MS" style:font-name-complex="Mangal"/>
    </style:style>
    <style:style style:name="ce16" style:family="table-cell" style:parent-style-name="Default" style:data-style-name="N37">
      <style:table-cell-properties fo:background-color="transparent"/>
    </style:style>
    <style:style style:name="ce46" style:family="table-cell" style:parent-style-name="Default" style:data-style-name="N37">
      <style:table-cell-properties fo:background-color="#ffffd7"/>
      <style:text-properties style:use-window-font-color="true"/>
    </style:style>
    <style:style style:name="ce45" style:family="table-cell" style:parent-style-name="Default" style:data-style-name="N37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19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24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6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58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55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ce28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1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1.4.0 / 2024-07-22</text:p>
          </table:table-cell>
          <table:table-cell table:style-name="ce1"/>
          <table:table-cell table:style-name="ce36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1" table:number-columns-repeated="3"/>
          <table:table-cell table:style-name="ce1" table:number-columns-repeated="4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2" office:value-type="string" calcext:value-type="string">
            <text:p>Last Update (Version)</text:p>
          </table:table-cell>
          <table:table-cell table:style-name="ce19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9"/>
          <table:table-cell table:style-name="ce20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and „freitexte-&gt;sonstige_angaben“ will be concatenated into the main property description field (post_content)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und „freitexte-&gt;sonstige_angaben“ werden in im Haupt-Beschreibungsfeld der Immobilie (post_content) zusammengefügt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0"/>
          <table:table-cell table:style-name="ce4" office:value-type="string" calcext:value-type="string">
            <text:p>freitexte-&gt;lage+</text:p>
          </table:table-cell>
          <table:table-cell table:style-name="ce4" office:value-type="string" calcext:value-type="string">
            <text:p>post_content</text:p>
          </table:table-cell>
          <table:table-cell table:style-name="ce10" table:number-columns-repeated="5"/>
          <table:table-cell/>
          <table:table-cell table:style-name="ce23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0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10" table:number-columns-repeated="5"/>
          <table:table-cell/>
          <table:table-cell table:style-name="ce23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sonstige_angaben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dreizeiler</text:p>
          </table:table-cell>
          <table:table-cell table:style-name="ce4" office:value-type="string" calcext:value-type="string">
            <text:p>post_excerpt</text:p>
          </table:table-cell>
          <table:table-cell table:style-name="ce4" table:number-columns-repeated="6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ies</text:p>
          </table:table-cell>
          <table:table-cell table:style-name="ce3" table:number-columns-repeated="9"/>
          <table:table-cell table:style-name="ce20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OHNEN</text:p>
          </table:table-cell>
          <table:table-cell table:style-name="ce5" office:value-type="string" calcext:value-type="string">
            <text:p>no_appropriate_taxonomy_in_houzez</text:p>
          </table:table-cell>
          <table:table-cell table:style-name="ce5"/>
          <table:table-cell table:style-name="ce5" office:value-type="string" calcext:value-type="string">
            <text:p>Living Properties</text:p>
          </table:table-cell>
          <table:table-cell table:style-name="ce5"/>
          <table:table-cell table:style-name="ce5" office:value-type="string" calcext:value-type="string">
            <text:p>Wohnimmobilien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GEWERBE</text:p>
          </table:table-cell>
          <table:table-cell table:style-name="ce5" office:value-type="string" calcext:value-type="string">
            <text:p>no_appropriate_taxonomy_in_houzez</text:p>
          </table:table-cell>
          <table:table-cell table:style-name="ce5"/>
          <table:table-cell table:style-name="ce5" office:value-type="string" calcext:value-type="string">
            <text:p>Commercial Properties</text:p>
          </table:table-cell>
          <table:table-cell table:style-name="ce5"/>
          <table:table-cell table:style-name="ce5" office:value-type="string" calcext:value-type="string">
            <text:p>Gewerbeimmobilien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ANLAGE</text:p>
          </table:table-cell>
          <table:table-cell table:style-name="ce5" office:value-type="string" calcext:value-type="string">
            <text:p>no_appropriate_taxonomy_in_houzez</text:p>
          </table:table-cell>
          <table:table-cell table:style-name="ce5"/>
          <table:table-cell table:style-name="ce5" office:value-type="string" calcext:value-type="string">
            <text:p>Investment</text:p>
          </table:table-cell>
          <table:table-cell table:style-name="ce5"/>
          <table:table-cell table:style-name="ce5" office:value-type="string" calcext:value-type="string">
            <text:p>Kapitalanlage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AZ</text:p>
          </table:table-cell>
          <table:table-cell table:style-name="ce5" office:value-type="string" calcext:value-type="string">
            <text:p>no_appropriate_taxonomy_in_houzez</text:p>
          </table:table-cell>
          <table:table-cell table:style-name="ce5"/>
          <table:table-cell table:style-name="ce5" office:value-type="string" calcext:value-type="string">
            <text:p>Temporary Living</text:p>
          </table:table-cell>
          <table:table-cell table:style-name="ce5"/>
          <table:table-cell table:style-name="ce5" office:value-type="string" calcext:value-type="string">
            <text:p>Wohnen auf Zeit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xonomy</text:p>
          </table:table-cell>
          <table:table-cell table:style-name="ce7"/>
          <table:table-cell table:style-name="ce7" office:value-type="string" calcext:value-type="string">
            <text:p>geo-&gt;plz</text:p>
          </table:table-cell>
          <table:table-cell table:style-name="ce7" office:value-type="string" calcext:value-type="string">
            <text:p>zip-code</text:p>
          </table:table-cell>
          <table:table-cell table:style-name="ce7" table:number-columns-repeated="6"/>
          <table:table-cell table:style-name="ce25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Theme specialty: A „neighborhood“ term must exist for correct permalinks. Theme-Besonderheit: Ein „Neighborhood“-Term muss existieren, damit korrekte Permalinks erstellt werden können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neighborh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regionaler_zusatz</text:p>
          </table:table-cell>
          <table:table-cell office:value-type="string" calcext:value-type="string">
            <text:p>neighborhoo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4" office:value-type="string" calcext:value-type="string">
            <text:p>1.3.4</text:p>
          </table:table-cell>
          <table:table-cell table:style-name="ce26" office:value-type="date" office:date-value="2023-10-25" calcext:value-type="date">
            <text:p>2023-10-2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6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steigerung-&gt;zwangsversteigerung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laechen-&gt;einliegerwohnung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g_geeignet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eume_veraenderbar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d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uech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Fireplace</text:p>
          </table:table-cell>
          <table:table-cell table:style-name="ce4"/>
          <table:table-cell table:style-name="ce4" office:value-type="string" calcext:value-type="string">
            <text:p>Kamin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6" office:value-type="date" office:date-value="2019-10-15" calcext:value-type="date">
            <text:p>2019-10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limatisiert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Air Condition</text:p>
          </table:table-cell>
          <table:table-cell/>
          <table:table-cell office:value-type="string" calcext:value-type="string">
            <text:p>Klimaanl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Elevator</text:p>
          </table:table-cell>
          <table:table-cell/>
          <table:table-cell office:value-type="string" calcext:value-type="string">
            <text:p>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PERSONEN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LASTEN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rtennutzung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Garden Use</text:p>
          </table:table-cell>
          <table:table-cell/>
          <table:table-cell office:value-type="string" calcext:value-type="string">
            <text:p>Gartennut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TEIL</text:p>
          </table:table-cell>
          <table:table-cell table:style-name="ce4" office:value-type="string" calcext:value-type="string">
            <text:p>features</text:p>
          </table:table-cell>
          <table:table-cell/>
          <table:table-cell table:style-name="ce4" office:value-type="string" calcext:value-type="string">
            <text:p>partly furnished</text:p>
          </table:table-cell>
          <table:table-cell/>
          <table:table-cell table:style-name="ce4" office:value-type="string" calcext:value-type="string">
            <text:p>tei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VOLL</text:p>
          </table:table-cell>
          <table:table-cell table:style-name="ce4" office:value-type="string" calcext:value-type="string">
            <text:p>features</text:p>
          </table:table-cell>
          <table:table-cell/>
          <table:table-cell table:style-name="ce4" office:value-type="string" calcext:value-type="string">
            <text:p>ready-furnished</text:p>
          </table:table-cell>
          <table:table-cell/>
          <table:table-cell table:style-name="ce4" office:value-type="string" calcext:value-type="string">
            <text:p>vol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ollstuhlgerecht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_sat_tv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Cable/Satellite TV</text:p>
          </table:table-cell>
          <table:table-cell/>
          <table:table-cell office:value-type="string" calcext:value-type="string">
            <text:p>Kabel/Sat-T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bt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Terrestrial Video Broadcasting</text:p>
          </table:table-cell>
          <table:table-cell/>
          <table:table-cell office:value-type="string" calcext:value-type="string">
            <text:p>DVBT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rrierefrei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barrier-free</text:p>
          </table:table-cell>
          <table:table-cell/>
          <table:table-cell office:value-type="string" calcext:value-type="string">
            <text:p>barrierefre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auna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Sauna</text:p>
          </table:table-cell>
          <table:table-cell/>
          <table:table-cell office:value-type="string" calcext:value-type="string">
            <text:p>Sau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wimmingpool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Swimming Pool</text:p>
          </table:table-cell>
          <table:table-cell/>
          <table:table-cell office:value-type="string" calcext:value-type="string">
            <text:p>Swimmingpo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asch_trockenraum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Washing/Drying Room</text:p>
          </table:table-cell>
          <table:table-cell/>
          <table:table-cell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intergarten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Winter Garden</text:p>
          </table:table-cell>
          <table:table-cell/>
          <table:table-cell office:value-type="string" calcext:value-type="string">
            <text:p>Wintergar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_verkabelung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Computer Cabling</text:p>
          </table:table-cell>
          <table:table-cell/>
          <table:table-cell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mp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Ramp</text:p>
          </table:table-cell>
          <table:table-cell/>
          <table:table-cell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hebebuehn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Service Lift</text:p>
          </table:table-cell>
          <table:table-cell/>
          <table:table-cell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ran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Crane</text:p>
          </table:table-cell>
          <table:table-cell/>
          <table:table-cell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stterrass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Guest Terrace</text:p>
          </table:table-cell>
          <table:table-cell/>
          <table:table-cell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ntine_cafeteria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Cafeteria</text:p>
          </table:table-cell>
          <table:table-cell/>
          <table:table-cell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ekuech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Tea Kitchen</text:p>
          </table:table-cell>
          <table:table-cell/>
          <table:table-cell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ngeschl_gastronomi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Connected Gastronomy</text:p>
          </table:table-cell>
          <table:table-cell/>
          <table:table-cell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auereibindung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Brewery Commitment</text:p>
          </table:table-cell>
          <table:table-cell/>
          <table:table-cell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porteinrichtungen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Sports Facilities</text:p>
          </table:table-cell>
          <table:table-cell/>
          <table:table-cell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ellnessbereich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lefon_ferienimmobili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Phone in place (Holiday Property)</text:p>
          </table:table-cell>
          <table:table-cell/>
          <table:table-cell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eitband_zugang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Broadband Internet Access</text:p>
          </table:table-cell>
          <table:table-cell/>
          <table:table-cell office:value-type="string" calcext:value-type="string">
            <text:p>Breitband-Internetzug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umts_empfang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UMTS reception</text:p>
          </table:table-cell>
          <table:table-cell/>
          <table:table-cell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icherheitstechnik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Security Technology</text:p>
          </table:table-cell>
          <table:table-cell/>
          <table:table-cell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JA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Basement</text:p>
          </table:table-cell>
          <table:table-cell table:style-name="ce4"/>
          <table:table-cell table:style-name="ce4" office:value-type="string" calcext:value-type="string">
            <text:p>Keller</text:p>
          </table:table-cell>
          <table:table-cell table:style-name="ce4"/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ausstattung-&gt;unterkellert:keller:NEIN</text:p>
          </table:table-cell>
          <table:table-cell table:style-name="ce5" office:value-type="string" calcext:value-type="string">
            <text:p>features</text:p>
          </table:table-cell>
          <table:table-cell table:style-name="ce5"/>
          <table:table-cell table:style-name="ce5" office:value-type="string" calcext:value-type="string">
            <text:p>no Basement</text:p>
          </table:table-cell>
          <table:table-cell table:style-name="ce5"/>
          <table:table-cell table:style-name="ce5" office:value-type="string" calcext:value-type="string">
            <text:p>kein Keller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TEIL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Underground Level (partly)</text:p>
          </table:table-cell>
          <table:table-cell table:style-name="ce4"/>
          <table:table-cell table:style-name="ce4" office:value-type="string" calcext:value-type="string">
            <text:p>teilunterkellert</text:p>
          </table:table-cell>
          <table:table-cell table:style-name="ce4"/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bstellraum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Storeroom</text:p>
          </table:table-cell>
          <table:table-cell/>
          <table:table-cell office:value-type="string" calcext:value-type="string">
            <text:p>Abstell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radraum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Bicycle Room</text:p>
          </table:table-cell>
          <table:table-cell/>
          <table:table-cell office:value-type="string" calcext:value-type="string">
            <text:p>Fahrrad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rolladen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Shutters</text:p>
          </table:table-cell>
          <table:table-cell table:style-name="ce4"/>
          <table:table-cell table:style-name="ce4" office:value-type="string" calcext:value-type="string">
            <text:p>Rollläden</text:p>
          </table:table-cell>
          <table:table-cell table:style-name="ce4" table:number-columns-repeated="2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KRUEPPELWALMDACH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Half-hip Roof</text:p>
          </table:table-cell>
          <table:table-cell/>
          <table:table-cell office:value-type="string" calcext:value-type="string">
            <text:p>Krüppel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MANSARDDACH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Gambrel Roof</text:p>
          </table:table-cell>
          <table:table-cell/>
          <table:table-cell office:value-type="string" calcext:value-type="string">
            <text:p>Mansard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ULTDACH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Monopitch Roof</text:p>
          </table:table-cell>
          <table:table-cell/>
          <table:table-cell office:value-type="string" calcext:value-type="string">
            <text:p>Pult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SATTELDACH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Gabled Roof</text:p>
          </table:table-cell>
          <table:table-cell/>
          <table:table-cell office:value-type="string" calcext:value-type="string">
            <text:p>Sattel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WALMDACH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Hip Roof</text:p>
          </table:table-cell>
          <table:table-cell/>
          <table:table-cell office:value-type="string" calcext:value-type="string">
            <text:p>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FLACHDACH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Flat Roof</text:p>
          </table:table-cell>
          <table:table-cell/>
          <table:table-cell office:value-type="string" calcext:value-type="string">
            <text:p>Flach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YRAMIDENDACH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Pyramid Roof</text:p>
          </table:table-cell>
          <table:table-cell/>
          <table:table-cell office:value-type="string" calcext:value-type="string">
            <text:p>Pyramiden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MASSIV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Massive Construction</text:p>
          </table:table-cell>
          <table:table-cell/>
          <table:table-cell office:value-type="string" calcext:value-type="string">
            <text:p>Massiv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FERTIGTEIL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Finished Part Construction</text:p>
          </table:table-cell>
          <table:table-cell/>
          <table:table-cell office:value-type="string" calcext:value-type="string">
            <text:p>Fertigteil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HOLZ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Timber Construction</text:p>
          </table:table-cell>
          <table:table-cell/>
          <table:table-cell office:value-type="string" calcext:value-type="string">
            <text:p>Holz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BAUSATZHAUS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Building Kit House</text:p>
          </table:table-cell>
          <table:table-cell/>
          <table:table-cell office:value-type="string" calcext:value-type="string">
            <text:p>Bausatz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AUSBAUHAUS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Bare-bones House</text:p>
          </table:table-cell>
          <table:table-cell/>
          <table:table-cell office:value-type="string" calcext:value-type="string">
            <text:p>Ausbau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KELLER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Turnkey ready with Basement</text:p>
          </table:table-cell>
          <table:table-cell/>
          <table:table-cell office:value-type="string" calcext:value-type="string">
            <text:p>schlüsselfertig mit Ke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OHNEBODENPLATT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Turnkey ready without Base Plate</text:p>
          </table:table-cell>
          <table:table-cell/>
          <table:table-cell office:value-type="string" calcext:value-type="string">
            <text:p>schlüsselfertig ohne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BODENPLATT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Turnkey ready with Base Plate</text:p>
          </table:table-cell>
          <table:table-cell/>
          <table:table-cell office:value-type="string" calcext:value-type="string">
            <text:p>schlüsselfertig mit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PASSIVHAUS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Passive House</text:p>
          </table:table-cell>
          <table:table-cell/>
          <table:table-cell office:value-type="string" calcext:value-type="string">
            <text:p>Passiv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Low-energy House</text:p>
          </table:table-cell>
          <table:table-cell/>
          <table:table-cell office:value-type="string" calcext:value-type="string">
            <text:p>Niedrigenergie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New Building Standard</text:p>
          </table:table-cell>
          <table:table-cell/>
          <table:table-cell office:value-type="string" calcext:value-type="string">
            <text:p>Neubaustand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40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KFW40</text:p>
          </table:table-cell>
          <table:table-cell/>
          <table:table-cell office:value-type="string" calcext:value-type="string">
            <text:p>KFW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60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KFW60</text:p>
          </table:table-cell>
          <table:table-cell/>
          <table:table-cell office:value-type="string" calcext:value-type="string">
            <text:p>KFW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55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KFW55</text:p>
          </table:table-cell>
          <table:table-cell/>
          <table:table-cell office:value-type="string" calcext:value-type="string">
            <text:p>KFW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70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KFW70</text:p>
          </table:table-cell>
          <table:table-cell/>
          <table:table-cell office:value-type="string" calcext:value-type="string">
            <text:p>KFW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MINERGIE Construction</text:p>
          </table:table-cell>
          <table:table-cell/>
          <table:table-cell office:value-type="string" calcext:value-type="string">
            <text:p>MINERGIE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MINERGIE Construction (Certified)</text:p>
          </table:table-cell>
          <table:table-cell/>
          <table:table-cell office:value-type="string" calcext:value-type="string">
            <text:p>MINERGIE-Bauweise (zertifizie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ibliothek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boden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Attic</text:p>
          </table:table-cell>
          <table:table-cell/>
          <table:table-cell office:value-type="string" calcext:value-type="string">
            <text:p>Dachbod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gaestewc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Guest Toilet</text:p>
          </table:table-cell>
          <table:table-cell table:style-name="ce4"/>
          <table:table-cell table:style-name="ce4" office:value-type="string" calcext:value-type="string">
            <text:p>Gäste-WC</text:p>
          </table:table-cell>
          <table:table-cell table:style-name="ce4"/>
          <table:table-cell table:style-name="ce16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este_wc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Guest Toilet</text:p>
          </table:table-cell>
          <table:table-cell/>
          <table:table-cell office:value-type="string" calcext:value-type="string">
            <text:p>Gäste-W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kanael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eniorengerecht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:erschl_attr:UNERSCHLOSSEN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/>
          <table:table-cell table:style-name="ce4" office:value-type="string" calcext:value-type="string">
            <text:p>unerschlossen</text:p>
          </table:table-cell>
          <table:table-cell table:style-name="ce4"/>
          <table:table-cell table:style-name="ce16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TEILERSCHLOSSEN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partly developed</text:p>
          </table:table-cell>
          <table:table-cell/>
          <table:table-cell office:value-type="string" calcext:value-type="string">
            <text:p>tei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VOLLERSCHLOSSEN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fully developed</text:p>
          </table:table-cell>
          <table:table-cell/>
          <table:table-cell office:value-type="string" calcext:value-type="string">
            <text:p>vol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ORTSUEBLICHERSCHLOSSEN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developed customary in a place</text:p>
          </table:table-cell>
          <table:table-cell/>
          <table:table-cell office:value-type="string" calcext:value-type="string">
            <text:p>ortsüblich erschloss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GAS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Gas Connection developed</text:p>
          </table:table-cell>
          <table:table-cell table:style-name="ce4"/>
          <table:table-cell table:style-name="ce4" office:value-type="string" calcext:value-type="string">
            <text:p>Gasanschluss vorhanden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6" office:value-type="date" office:date-value="2019-10-15" calcext:value-type="date">
            <text:p>2019-10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WASSER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Water Connection developed</text:p>
          </table:table-cell>
          <table:table-cell table:style-name="ce4"/>
          <table:table-cell table:style-name="ce4" office:value-type="string" calcext:value-type="string">
            <text:p>Wasseranschluss vorhanden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6" office:value-type="date" office:date-value="2019-10-15" calcext:value-type="date">
            <text:p>2019-10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STROM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Power Connection developed</text:p>
          </table:table-cell>
          <table:table-cell table:style-name="ce4"/>
          <table:table-cell table:style-name="ce4" office:value-type="string" calcext:value-type="string">
            <text:p>Stromanschluss vorhanden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6" office:value-type="date" office:date-value="2019-10-15" calcext:value-type="date">
            <text:p>2019-10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TK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Telecommunication developed</text:p>
          </table:table-cell>
          <table:table-cell table:style-name="ce4"/>
          <table:table-cell table:style-name="ce4" office:value-type="string" calcext:value-type="string">
            <text:p>TK-Anschluss vorhanden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6" office:value-type="date" office:date-value="2019-10-15" calcext:value-type="date">
            <text:p>2019-10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verkaufstatus:stand:RESERVIERT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Property is reserved</text:p>
          </table:table-cell>
          <table:table-cell table:style-name="ce4"/>
          <table:table-cell table:style-name="ce4" office:value-type="string" calcext:value-type="string">
            <text:p>Objekt ist reservi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zulieferung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FERNE</text:p>
          </table:table-cell>
          <table:table-cell table:style-name="ce4" office:value-type="string" calcext:value-type="string">
            <text:p>features</text:p>
          </table:table-cell>
          <table:table-cell/>
          <table:table-cell table:style-name="ce4" office:value-type="string" calcext:value-type="string">
            <text:p>Panoramic View</text:p>
          </table:table-cell>
          <table:table-cell/>
          <table:table-cell office:value-type="string" calcext:value-type="string">
            <text:p>Fern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SE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Lake View</text:p>
          </table:table-cell>
          <table:table-cell/>
          <table:table-cell office:value-type="string" calcext:value-type="string">
            <text:p>See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BERG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Mountain View</text:p>
          </table:table-cell>
          <table:table-cell/>
          <table:table-cell office:value-type="string" calcext:value-type="string">
            <text:p>Berg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MEER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Sea View</text:p>
          </table:table-cell>
          <table:table-cell/>
          <table:table-cell office:value-type="string" calcext:value-type="string">
            <text:p>Meer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vermietet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nichtraucher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austiere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Pets permitted</text:p>
          </table:table-cell>
          <table:table-cell/>
          <table:table-cell office:value-type="string" calcext:value-type="string">
            <text:p>Haustiere erlaub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als_ferien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ochhaus</text:p>
          </table:table-cell>
          <table:table-cell table:style-name="ce4" office:value-type="string" calcext:value-type="string">
            <text:p>features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ERBPACHT</text:p>
          </table:table-cell>
          <table:table-cell table:style-name="ce4" office:value-type="string" calcext:value-type="string">
            <text:p>offer-type</text:p>
          </table:table-cell>
          <table:table-cell table:style-name="ce4"/>
          <table:table-cell table:style-name="ce7" office:value-type="string" calcext:value-type="string">
            <text:p>Leasehold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 table:number-columns-repeated="2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table:style-name="ce4" office:value-type="string" calcext:value-type="string">
            <text:p>offer-type</text:p>
          </table:table-cell>
          <table:table-cell/>
          <table:table-cell table:style-name="ce7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table:style-name="ce4" office:value-type="string" calcext:value-type="string">
            <text:p>offer-type</text:p>
          </table:table-cell>
          <table:table-cell/>
          <table:table-cell table:style-name="ce7" office:value-type="string" calcext:value-type="string">
            <text:p>For Sale</text:p>
          </table:table-cell>
          <table:table-cell/>
          <table:table-cell office:value-type="string" calcext:value-type="string">
            <text:p>Zu Verkauf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table:style-name="ce4" office:value-type="string" calcext:value-type="string">
            <text:p>offer-type</text:p>
          </table:table-cell>
          <table:table-cell/>
          <table:table-cell table:style-name="ce7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offer-type</text:p>
          </table:table-cell>
          <table:table-cell table:style-name="ce4"/>
          <table:table-cell table:style-name="ce7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 table:number-columns-repeated="2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office:value-type="string" calcext:value-type="string">
            <text:p>offer-type</text:p>
          </table:table-cell>
          <table:table-cell table:style-name="ce4"/>
          <table:table-cell table:style-name="ce7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 table:number-columns-repeated="2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offer-type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6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reserviert</text:p>
          </table:table-cell>
          <table:table-cell table:style-name="ce4" office:value-type="string" calcext:value-type="string">
            <text:p>offer-type</text:p>
          </table:table-cell>
          <table:table-cell table:style-name="ce4"/>
          <table:table-cell table:style-name="ce4" office:value-type="string" calcext:value-type="string">
            <text:p>Reserved</text:p>
          </table:table-cell>
          <table:table-cell table:style-name="ce4"/>
          <table:table-cell table:style-name="ce4" office:value-type="string" calcext:value-type="string">
            <text:p>Reserviert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6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number-columns-repeated="5"/>
          <table:table-cell table:style-name="ce7"/>
          <table:table-cell/>
          <table:table-cell table:style-name="ce4"/>
          <table:table-cell table:number-columns-repeated="1016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9"/>
          <table:table-cell table:style-name="ce20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estate_attr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3.2</text:p>
          </table:table-cell>
          <table:table-cell table:style-name="ce26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mietpreis_pro_qm</text:p>
          </table:table-cell>
          <table:table-cell table:style-name="ce4" office:value-type="string" calcext:value-type="string">
            <text:p>estate_attr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3.2</text:p>
          </table:table-cell>
          <table:table-cell table:style-name="ce26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5"/>
          <table:table-cell table:style-name="ce30" office:value-type="string" calcext:value-type="string">
            <text:p>preise-&gt;gesamtbelastungnetto*</text:p>
          </table:table-cell>
          <table:table-cell table:style-name="ce35" office:value-type="string" calcext:value-type="string">
            <text:p>estate_attr_price</text:p>
          </table:table-cell>
          <table:table-cell table:style-name="ce35" office:value-type="string" calcext:value-type="string">
            <text:p>integer</text:p>
          </table:table-cell>
          <table:table-cell table:style-name="ce30" table:number-columns-repeated="4"/>
          <table:table-cell table:style-name="ce46" office:value-type="string" calcext:value-type="string">
            <text:p>1.4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5"/>
          <table:table-cell table:style-name="ce30" table:number-columns-repeated="1012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5"/>
          <table:table-cell table:style-name="ce30" office:value-type="string" calcext:value-type="string">
            <text:p>preise-&gt;hauptmietzinsnetto*</text:p>
          </table:table-cell>
          <table:table-cell table:style-name="ce35" office:value-type="string" calcext:value-type="string">
            <text:p>estate_attr_price</text:p>
          </table:table-cell>
          <table:table-cell table:style-name="ce35" office:value-type="string" calcext:value-type="string">
            <text:p>integer</text:p>
          </table:table-cell>
          <table:table-cell table:style-name="ce30" table:number-columns-repeated="4"/>
          <table:table-cell table:style-name="ce46" office:value-type="string" calcext:value-type="string">
            <text:p>1.4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5"/>
          <table:table-cell table:style-name="ce30" table:number-columns-repeated="1012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5"/>
          <table:table-cell table:style-name="ce30" office:value-type="string" calcext:value-type="string">
            <text:p>preise-&gt;gesamtmietenetto*</text:p>
          </table:table-cell>
          <table:table-cell table:style-name="ce35" office:value-type="string" calcext:value-type="string">
            <text:p>estate_attr_price</text:p>
          </table:table-cell>
          <table:table-cell table:style-name="ce35" office:value-type="string" calcext:value-type="string">
            <text:p>integer</text:p>
          </table:table-cell>
          <table:table-cell table:style-name="ce30" table:number-columns-repeated="4"/>
          <table:table-cell table:style-name="ce46" office:value-type="string" calcext:value-type="string">
            <text:p>1.4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5"/>
          <table:table-cell table:style-name="ce30" table:number-columns-repeated="1012"/>
        </table:table-row>
        <table:table-row table:style-name="ro1">
          <table:table-cell table:style-name="ce30" office:value-type="string" calcext:value-type="string">
            <text:p>custom_field</text:p>
          </table:table-cell>
          <table:table-cell table:style-name="ce35"/>
          <table:table-cell table:style-name="ce30" office:value-type="string" calcext:value-type="string">
            <text:p>preise-&gt;summemietenetto*</text:p>
          </table:table-cell>
          <table:table-cell table:style-name="ce35" office:value-type="string" calcext:value-type="string">
            <text:p>estate_attr_price</text:p>
          </table:table-cell>
          <table:table-cell table:style-name="ce35" office:value-type="string" calcext:value-type="string">
            <text:p>integer</text:p>
          </table:table-cell>
          <table:table-cell table:style-name="ce30" table:number-columns-repeated="4"/>
          <table:table-cell table:style-name="ce46" office:value-type="string" calcext:value-type="string">
            <text:p>1.4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35"/>
          <table:table-cell table:style-name="ce30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7" office:value-type="string" calcext:value-type="string">
            <text:p>preise-&gt;gesamtbelastungbrutto</text:p>
          </table:table-cell>
          <table:table-cell table:style-name="ce4" office:value-type="string" calcext:value-type="string">
            <text:p>estate_attr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1.0</text:p>
          </table:table-cell>
          <table:table-cell table:style-name="ce26" office:value-type="date" office:date-value="2019-10-15" calcext:value-type="date">
            <text:p>2019-10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estate_attr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2.5</text:p>
          </table:table-cell>
          <table:table-cell table:style-name="ce26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estate_attr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2.5</text:p>
          </table:table-cell>
          <table:table-cell table:style-name="ce26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4" office:value-type="string" calcext:value-type="string">
            <text:p>estate_attr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1.0</text:p>
          </table:table-cell>
          <table:table-cell table:style-name="ce26" office:value-type="date" office:date-value="2019-10-15" calcext:value-type="date">
            <text:p>2019-10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gesamtmietebrutto</text:p>
          </table:table-cell>
          <table:table-cell table:style-name="ce4" office:value-type="string" calcext:value-type="string">
            <text:p>estate_attr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1.0</text:p>
          </table:table-cell>
          <table:table-cell table:style-name="ce26" office:value-type="date" office:date-value="2019-10-15" calcext:value-type="date">
            <text:p>2019-10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estate_attr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6"/>
          <table:table-cell table:style-name="ce26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estate_attr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6"/>
          <table:table-cell table:style-name="ce26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estate_attr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6"/>
          <table:table-cell table:style-name="ce26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estate_attr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2.5</text:p>
          </table:table-cell>
          <table:table-cell table:style-name="ce26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estate_attr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2.5</text:p>
          </table:table-cell>
          <table:table-cell table:style-name="ce26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estate_attr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2.5</text:p>
          </table:table-cell>
          <table:table-cell table:style-name="ce26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rundstuecksflaeche</text:p>
          </table:table-cell>
          <table:table-cell table:style-name="ce4" office:value-type="string" calcext:value-type="string">
            <text:p>estate_attr_lot-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nutzflaeche</text:p>
          </table:table-cell>
          <table:table-cell table:style-name="ce4" office:value-type="string" calcext:value-type="string">
            <text:p>estate_attr_property-size</text:p>
          </table:table-cell>
          <table:table-cell table:style-name="ce4"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ladenflaeche</text:p>
          </table:table-cell>
          <table:table-cell table:style-name="ce4" office:value-type="string" calcext:value-type="string">
            <text:p>estate_attr_property-size</text:p>
          </table:table-cell>
          <table:table-cell table:style-name="ce4"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4" office:value-type="string" calcext:value-type="string">
            <text:p>estate_attr_property-size</text:p>
          </table:table-cell>
          <table:table-cell table:style-name="ce4" office:value-type="string" calcext:value-type="string">
            <text:p>integer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kaufsflaeche</text:p>
          </table:table-cell>
          <table:table-cell table:style-name="ce4" office:value-type="string" calcext:value-type="string">
            <text:p>estate_attr_property-size</text:p>
          </table:table-cell>
          <table:table-cell table:style-name="ce4"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flaeche</text:p>
          </table:table-cell>
          <table:table-cell table:style-name="ce4" office:value-type="string" calcext:value-type="string">
            <text:p>estate_attr_property-size</text:p>
          </table:table-cell>
          <table:table-cell table:style-name="ce4"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esamtflaeche</text:p>
          </table:table-cell>
          <table:table-cell table:style-name="ce4" office:value-type="string" calcext:value-type="string">
            <text:p>estate_attr_property-size</text:p>
          </table:table-cell>
          <table:table-cell table:style-name="ce4"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wohnflaeche</text:p>
          </table:table-cell>
          <table:table-cell table:style-name="ce4" office:value-type="string" calcext:value-type="string">
            <text:p>estate_attr_property-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office:value-type="string" calcext:value-type="string">
            <text:p>estate_attr_bed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office:value-type="string" calcext:value-type="string">
            <text:p>estate_attr_bath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aujahr</text:p>
          </table:table-cell>
          <table:table-cell table:style-name="ce4" office:value-type="string" calcext:value-type="string">
            <text:p>estate_attr_year-built</text:p>
          </table:table-cell>
          <table:table-cell table:style-name="ce4" table:number-columns-repeated="6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3"/>
          <table:table-cell table:style-name="ce12"/>
          <table:table-cell table:number-columns-repeated="1020"/>
        </table:table-row>
        <table:table-row table:style-name="ro1">
          <table:table-cell table:style-name="ce6" office:value-type="string" calcext:value-type="string">
            <text:p># Use external property ID also as translation ID in multilingual sites.</text:p>
          </table:table-cell>
          <table:table-cell table:style-name="ce6" table:number-columns-repeated="9"/>
          <table:table-cell table:style-name="ce27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# Externe Objektnummer zusätzlich als Übersetzungs-ID in mehrsprachigen Websites verwenden.</text:p>
          </table:table-cell>
          <table:table-cell table:style-name="ce6" table:number-columns-repeated="9"/>
          <table:table-cell table:style-name="ce27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5"/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# Examples for setting the property „Featured“ as user_defined_simplefield (must be supported by the export system). </text:p>
          </table:table-cell>
          <table:table-cell table:style-name="ce6" table:number-columns-repeated="9"/>
          <table:table-cell table:style-name="ce27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# Beispiele für die Zuordnung der Eigenschaft „Featured“ als user_defined_simplefield (muss vom Exportsystem unterstützt werden).</text:p>
          </table:table-cell>
          <table:table-cell table:style-name="ce6" table:number-columns-repeated="9"/>
          <table:table-cell table:style-name="ce27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property_featured</text:p>
          </table:table-cell>
          <table:table-cell table:style-name="ce5" office:value-type="string" calcext:value-type="string">
            <text:p>estate_feature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bundesland</text:p>
          </table:table-cell>
          <table:table-cell table:style-name="ce5" table:number-columns-repeated="2"/>
          <table:table-cell table:style-name="ce5" office:value-type="string" calcext:value-type="string">
            <text:p>State</text:p>
          </table:table-cell>
          <table:table-cell table:style-name="ce5"/>
          <table:table-cell table:style-name="ce5" office:value-type="string" calcext:value-type="string">
            <text:p>Bundesland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geo-&gt;land:iso_land</text:p>
          </table:table-cell>
          <table:table-cell table:style-name="ce7" office:value-type="string" calcext:value-type="string">
            <text:p>_immonex_iso_country</text:p>
          </table:table-cell>
          <table:table-cell table:style-name="ce7" table:number-columns-repeated="6"/>
          <table:table-cell table:style-name="ce25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Property ID</text:p>
          </table:table-cell>
          <table:table-cell/>
          <table:table-cell office:value-type="string" calcext:value-type="string">
            <text:p>Objekt-Nr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OFEN+</text:p>
          </table:table-cell>
          <table:table-cell office:value-type="string" calcext:value-type="string">
            <text:p>estate_additional_features+</text:p>
          </table:table-cell>
          <table:table-cell/>
          <table:table-cell office:value-type="string" calcext:value-type="string">
            <text:p>Heating by Stove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Of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ETAGE+</text:p>
          </table:table-cell>
          <table:table-cell office:value-type="string" calcext:value-type="string">
            <text:p>estate_additional_features+</text:p>
          </table:table-cell>
          <table:table-cell/>
          <table:table-cell office:value-type="string" calcext:value-type="string">
            <text:p>Self-contained 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Etag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ZENTRAL+</text:p>
          </table:table-cell>
          <table:table-cell office:value-type="string" calcext:value-type="string">
            <text:p>estate_additional_features+</text:p>
          </table:table-cell>
          <table:table-cell/>
          <table:table-cell office:value-type="string" calcext:value-type="string">
            <text:p>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Zentral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/>
          <table:table-cell table:style-name="ce35" office:value-type="string" calcext:value-type="string">
            <text:p>ausstattung-&gt;heizungsart:FERN+</text:p>
          </table:table-cell>
          <table:table-cell table:style-name="ce35" office:value-type="string" calcext:value-type="string">
            <text:p>estate_additional_features+</text:p>
          </table:table-cell>
          <table:table-cell table:style-name="ce35"/>
          <table:table-cell table:style-name="ce35" office:value-type="string" calcext:value-type="string">
            <text:p>District Heating</text:p>
          </table:table-cell>
          <table:table-cell table:style-name="ce35" office:value-type="string" calcext:value-type="string">
            <text:p>Heating Type</text:p>
          </table:table-cell>
          <table:table-cell table:style-name="ce35" office:value-type="string" calcext:value-type="string">
            <text:p>Fernheizung</text:p>
          </table:table-cell>
          <table:table-cell table:style-name="ce35" office:value-type="string" calcext:value-type="string">
            <text:p>Heizungsart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FUSSBODEN+</text:p>
          </table:table-cell>
          <table:table-cell office:value-type="string" calcext:value-type="string">
            <text:p>estate_additional_features+</text:p>
          </table:table-cell>
          <table:table-cell/>
          <table:table-cell office:value-type="string" calcext:value-type="string">
            <text:p>Underfloor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Fußbod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WOHN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Resident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Wohn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GEWERBE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Commerc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Gewerbe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INDUSTRIE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Industr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Industrie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MISCH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Mixed Use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Misch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UBAU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Developing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ubau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ORTSLAGE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Town / Villag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Ortslage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IEDLUNG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Housing Estat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iedlung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RAND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City Limi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rand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TEIL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teil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ZENTRUM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zentrum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BENZENTRUM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Outskir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benzentrum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A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B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Sub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3.3</text:p>
          </table:table-cell>
          <table:table-cell table:style-name="ce26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3.3</text:p>
          </table:table-cell>
          <table:table-cell table:style-name="ce26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_PLAN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3.3</text:p>
          </table:table-cell>
          <table:table-cell table:style-name="ce26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3.3</text:p>
          </table:table-cell>
          <table:table-cell table:style-name="ce26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3.3</text:p>
          </table:table-cell>
          <table:table-cell table:style-name="ce26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3.3</text:p>
          </table:table-cell>
          <table:table-cell table:style-name="ce26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3.3</text:p>
          </table:table-cell>
          <table:table-cell table:style-name="ce26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10"/>
          <table:table-cell table:style-name="ce22"/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anzahl_etagen</text:p>
          </table:table-cell>
          <table:table-cell office:value-type="string" calcext:value-type="string">
            <text:p>estate_additional_features+</text:p>
          </table:table-cell>
          <table:table-cell table:style-name="ce4" office:value-type="string" calcext:value-type="string">
            <text:p>number_format:1</text:p>
          </table:table-cell>
          <table:table-cell/>
          <table:table-cell office:value-type="string" calcext:value-type="string">
            <text:p>Number of Floors</text:p>
          </table:table-cell>
          <table:table-cell/>
          <table:table-cell office:value-type="string" calcext:value-type="string">
            <text:p>Anzahl Eta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!=0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table:number-columns-repeated="2"/>
          <table:table-cell table:style-name="ce4" office:value-type="string" calcext:value-type="string">
            <text:p>Floor</text:p>
          </table:table-cell>
          <table:table-cell table:style-name="ce4"/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3.5</text:p>
          </table:table-cell>
          <table:table-cell table:style-name="ce26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=0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GF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EG</text:p>
          </table:table-cell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3.5</text:p>
          </table:table-cell>
          <table:table-cell table:style-name="ce26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wohnungsnr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table:style-name="ce15" office:value-type="string" calcext:value-type="string">
            <text:p>Wohnungsnumm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regionaler_zusatz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table:number-columns-repeated="2"/>
          <table:table-cell table:style-name="ce5" office:value-type="string" calcext:value-type="string">
            <text:p>Additional Location Info</text:p>
          </table:table-cell>
          <table:table-cell table:style-name="ce5"/>
          <table:table-cell table:style-name="ce5" office:value-type="string" calcext:value-type="string">
            <text:p>Zusatzinformation zur Lage</text:p>
          </table:table-cell>
          <table:table-cell table:style-name="ce5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RECHTS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VORNE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HINTEN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The associated WordPress user will be determined by the contents of the nodes kontaktperson-&gt;titel, kontaktperson-&gt;vorname and kontaktperson-&gt;name automatically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wird anhand der Inhalte der Elemente kontaktperson-&gt;titel, kontaktperson-&gt;vorname und kontaktperson-&gt;name automatisch ermittelt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Net Cold Rent</text:p>
          </table:table-cell>
          <table:table-cell table:style-name="ce4"/>
          <table:table-cell table:style-name="ce4" office:value-type="string" calcext:value-type="string">
            <text:p>Nettokaltmiete</text:p>
          </table:table-cell>
          <table:table-cell table:style-name="ce16" office:value-type="string" calcext:value-type="string">
            <text:p>1.1.0</text:p>
          </table:table-cell>
          <table:table-cell table:style-name="ce26" office:value-type="date" office:date-value="2019-10-15" calcext:value-type="date">
            <text:p>2019-10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old Rent</text:p>
          </table:table-cell>
          <table:table-cell table:style-name="ce4"/>
          <table:table-cell table:style-name="ce4" office:value-type="string" calcext:value-type="string">
            <text:p>Kaltmiete</text:p>
          </table:table-cell>
          <table:table-cell table:style-name="ce4" office:value-type="string" calcext:value-type="string">
            <text:p>1.1.0</text:p>
          </table:table-cell>
          <table:table-cell table:style-name="ce26" office:value-type="date" office:date-value="2019-10-15" calcext:value-type="date">
            <text:p>2019-10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Warm Rent</text:p>
          </table:table-cell>
          <table:table-cell table:style-name="ce4"/>
          <table:table-cell table:style-name="ce4" office:value-type="string" calcext:value-type="string">
            <text:p>Warmmiete</text:p>
          </table:table-cell>
          <table:table-cell table:style-name="ce4" office:value-type="string" calcext:value-type="string">
            <text:p>1.1.0</text:p>
          </table:table-cell>
          <table:table-cell table:style-name="ce26" office:value-type="date" office:date-value="2019-10-15" calcext:value-type="date">
            <text:p>2019-10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onthly Service Charges</text:p>
          </table:table-cell>
          <table:table-cell/>
          <table:table-cell office:value-type="string" calcext:value-type="string">
            <text:p>monatl. Betriebs-/Nebenkos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eizkosten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onthly Heating Costs</text:p>
          </table:table-cell>
          <table:table-cell/>
          <table:table-cell office:value-type="string" calcext:value-type="string">
            <text:p>monatl. Heizkost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 office:value-type="string" calcext:value-type="string">
            <text:p>estate_additional_features+</text:p>
          </table:table-cell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Heating Costs included in Rent</text:p>
          </table:table-cell>
          <table:table-cell/>
          <table:table-cell table:style-name="ce4" office:value-type="string" calcext:value-type="string">
            <text:p>Heizkosten in Warmmiete enthalten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 office:value-type="string" calcext:value-type="string">
            <text:p>estate_additional_features+</text:p>
          </table:table-cell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Prices plus VAT</text:p>
          </table:table-cell>
          <table:table-cell/>
          <table:table-cell table:style-name="ce4" office:value-type="string" calcext:value-type="string">
            <text:p>Preise zuzüglich Mehrwertsteuer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Gesamtmiete zzgl. MwSt.</text:p>
          </table:table-cell>
          <table:table-cell table:style-name="ce5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Gesamtmiete MwSt.</text:p>
          </table:table-cell>
          <table:table-cell table:style-name="ce5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mietebrutto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Rent</text:p>
          </table:table-cell>
          <table:table-cell table:style-name="ce4"/>
          <table:table-cell table:style-name="ce4" office:value-type="string" calcext:value-type="string">
            <text:p>Gesamtmiete</text:p>
          </table:table-cell>
          <table:table-cell table:style-name="ce4" office:value-type="string" calcext:value-type="string">
            <text:p>1.1.0</text:p>
          </table:table-cell>
          <table:table-cell table:style-name="ce26" office:value-type="date" office:date-value="2019-10-15" calcext:value-type="date">
            <text:p>2019-10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 office:value-type="string" calcext:value-type="string">
            <text:p>prices</text:p>
          </table:table-cell>
          <table:table-cell table:style-name="ce7" office:value-type="string" calcext:value-type="string">
            <text:p>preise-&gt;gesamtbelastungbrutto</text:p>
          </table:table-cell>
          <table:table-cell table:style-name="ce7" office:value-type="string" calcext:value-type="string">
            <text:p>estate_additional_features+</text:p>
          </table:table-cell>
          <table:table-cell table:style-name="ce7" office:value-type="string" calcext:value-type="string">
            <text:p>currency</text:p>
          </table:table-cell>
          <table:table-cell table:style-name="ce7"/>
          <table:table-cell table:style-name="ce7" office:value-type="string" calcext:value-type="string">
            <text:p>Overall Costs</text:p>
          </table:table-cell>
          <table:table-cell table:style-name="ce7"/>
          <table:table-cell table:style-name="ce7" office:value-type="string" calcext:value-type="string">
            <text:p>Gesamtkosten</text:p>
          </table:table-cell>
          <table:table-cell table:style-name="ce7" office:value-type="string" calcext:value-type="string">
            <text:p>1.1.0</text:p>
          </table:table-cell>
          <table:table-cell table:style-name="ce26" office:value-type="date" office:date-value="2019-10-15" calcext:value-type="date">
            <text:p>2019-10-15</text:p>
          </table:table-cell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Costs per sqm (min.)</text:p>
          </table:table-cell>
          <table:table-cell table:style-name="ce4"/>
          <table:table-cell table:style-name="ce4" office:value-type="string" calcext:value-type="string">
            <text:p>Gesamtkosten pro m² von</text:p>
          </table:table-cell>
          <table:table-cell table:style-name="ce4" office:value-type="string" calcext:value-type="string">
            <text:p>1.1.0</text:p>
          </table:table-cell>
          <table:table-cell table:style-name="ce26" office:value-type="date" office:date-value="2019-10-15" calcext:value-type="date">
            <text:p>2019-10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:gesamtkostenprom2bis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Costs per sqm (max.)</text:p>
          </table:table-cell>
          <table:table-cell table:style-name="ce4"/>
          <table:table-cell table:style-name="ce4" office:value-type="string" calcext:value-type="string">
            <text:p>Gesamtkosten pro m² bis</text:p>
          </table:table-cell>
          <table:table-cell table:style-name="ce4" office:value-type="string" calcext:value-type="string">
            <text:p>1.1.0</text:p>
          </table:table-cell>
          <table:table-cell table:style-name="ce26" office:value-type="date" office:date-value="2019-10-15" calcext:value-type="date">
            <text:p>2019-10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ausgeld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ommon Charge</text:p>
          </table:table-cell>
          <table:table-cell/>
          <table:table-cell office:value-type="string" calcext:value-type="string">
            <text:p>Hausge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preis_pro_qm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Net Cold Rent per sqm</text:p>
          </table:table-cell>
          <table:table-cell table:style-name="ce4"/>
          <table:table-cell table:style-name="ce4" office:value-type="string" calcext:value-type="string">
            <text:p>Netto-Kaltmiete pro m²</text:p>
          </table:table-cell>
          <table:table-cell table:style-name="ce4" office:value-type="string" calcext:value-type="string">
            <text:p>1.1.0</text:p>
          </table:table-cell>
          <table:table-cell table:style-name="ce26" office:value-type="date" office:date-value="2019-10-15" calcext:value-type="date">
            <text:p>2019-10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fpreis_pro_qm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boolean</text:p>
          </table:table-cell>
          <table:table-cell table:style-name="ce5"/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5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*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table:number-columns-repeated="2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 office:value-type="string" calcext:value-type="string">
            <text:p>1.3.2</text:p>
          </table:table-cell>
          <table:table-cell table:style-name="ce5" office:value-type="float" office:value="44999" calcext:value-type="float">
            <text:p>44999</text:p>
          </table:table-cell>
          <table:table-cell table:style-name="ce5" table:number-columns-repeated="1013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 office:value-type="string" calcext:value-type="string">
            <text:p>prices</text:p>
          </table:table-cell>
          <table:table-cell table:style-name="ce7" office:value-type="string" calcext:value-type="string">
            <text:p>preise-&gt;aussen_courtage*</text:p>
          </table:table-cell>
          <table:table-cell table:style-name="ce41" office:value-type="string" calcext:value-type="string">
            <text:p>estate_additional_features+</text:p>
          </table:table-cell>
          <table:table-cell table:style-name="ce41" table:number-columns-repeated="2"/>
          <table:table-cell table:style-name="ce7" office:value-type="string" calcext:value-type="string">
            <text:p>Buyer's Commission</text:p>
          </table:table-cell>
          <table:table-cell table:style-name="ce7"/>
          <table:table-cell table:style-name="ce7" office:value-type="string" calcext:value-type="string">
            <text:p>Käuferprovision</text:p>
          </table:table-cell>
          <table:table-cell table:style-name="ce45" office:value-type="string" calcext:value-type="string">
            <text:p>1.2.4</text:p>
          </table:table-cell>
          <table:table-cell table:style-name="ce41" office:value-type="date" office:date-value="2021-04-15" calcext:value-type="date">
            <text:p>2021-04-15</text:p>
          </table:table-cell>
          <table:table-cell table:style-name="ce7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 office:value-type="string" calcext:value-type="string">
            <text:p>estate_additional_feature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office:value-type="string" calcext:value-type="string">
            <text:p>estate_additional_features+</text:p>
          </table:table-cell>
          <table:table-cell table:style-name="ce4" office:value-type="string" calcext:value-type="string">
            <text:p>unit:%:0</text:p>
          </table:table-cell>
          <table:table-cell/>
          <table:table-cell table:style-name="ce4" office:value-type="string" calcext:value-type="string">
            <text:p>VAT Rate</text:p>
          </table:table-cell>
          <table:table-cell/>
          <table:table-cell table:style-name="ce4" office:value-type="string" calcext:value-type="string">
            <text:p>MwSt.-Satz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office:value-type="string" calcext:value-type="string">
            <text:p>estate_additional_features+</text:p>
          </table:table-cell>
          <table:table-cell table:style-name="ce4" office:value-type="string" calcext:value-type="string">
            <text:p>currency</text:p>
          </table:table-cell>
          <table:table-cell/>
          <table:table-cell table:style-name="ce4" office:value-type="string" calcext:value-type="string">
            <text:p>Overall VAT</text:p>
          </table:table-cell>
          <table:table-cell/>
          <table:table-cell table:style-name="ce4" office:value-type="string" calcext:value-type="string">
            <text:p>MwSt. gesamt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/>
          <table:table-cell table:style-name="ce4" office:value-type="string" calcext:value-type="string">
            <text:p>Prices Remark</text:p>
          </table:table-cell>
          <table:table-cell/>
          <table:table-cell table:style-name="ce4" office:value-type="string" calcext:value-type="string">
            <text:p>Hinweise zu den Preisen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x_fache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 office:value-type="string" calcext:value-type="string">
            <text:p>estate_additional_features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 office:value-type="string" calcext:value-type="string">
            <text:p>estate_additional_features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 office:value-type="string" calcext:value-type="string">
            <text:p>estate_additional_features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 office:value-type="string" calcext:value-type="string">
            <text:p>1.1.0</text:p>
          </table:table-cell>
          <table:table-cell table:style-name="ce26" office:value-type="date" office:date-value="2019-10-15" calcext:value-type="date">
            <text:p>2019-10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TAG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Day</text:p>
          </table:table-cell>
          <table:table-cell table:style-name="ce4"/>
          <table:table-cell table:style-name="ce4" office:value-type="string" calcext:value-type="string">
            <text:p>Aktuelle Mieteinnahmen pro Tag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WOCHE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Week</text:p>
          </table:table-cell>
          <table:table-cell table:style-name="ce4"/>
          <table:table-cell table:style-name="ce4" office:value-type="string" calcext:value-type="string">
            <text:p>Aktuelle Mieteinnahmen pro Woch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MONAT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Month</text:p>
          </table:table-cell>
          <table:table-cell table:style-name="ce4"/>
          <table:table-cell table:style-name="ce4" office:value-type="string" calcext:value-type="string">
            <text:p>Aktuelle Mieteinnahmen pro Monat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JAHR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<text:s/>(soll)</text:p>
          </table:table-cell>
          <table:table-cell table:style-name="ce4" office:value-type="string" calcext:value-type="string">
            <text:p>1.1.0</text:p>
          </table:table-cell>
          <table:table-cell table:style-name="ce26" office:value-type="date" office:date-value="2019-10-15" calcext:value-type="date">
            <text:p>2019-10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TAG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Day (normal)</text:p>
          </table:table-cell>
          <table:table-cell/>
          <table:table-cell office:value-type="string" calcext:value-type="string">
            <text:p>Aktuelle Mieteinnahmen pro Tag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WOCH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Week (normal)</text:p>
          </table:table-cell>
          <table:table-cell/>
          <table:table-cell office:value-type="string" calcext:value-type="string">
            <text:p>Aktuelle Mieteinnahmen pro Woche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MONAT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Month (normal)</text:p>
          </table:table-cell>
          <table:table-cell/>
          <table:table-cell office:value-type="string" calcext:value-type="string">
            <text:p>Aktuelle Mieteinnahmen pro Monat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JAHR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Year (normal)</text:p>
          </table:table-cell>
          <table:table-cell/>
          <table:table-cell office:value-type="string" calcext:value-type="string">
            <text:p>Aktuelle Mieteinnahmen pro Jahr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_text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TAG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Day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Tag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WOCHE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Week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Woche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MONAT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Month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Monat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JAHR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Year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Jahr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angebotsphas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_2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bietzeit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ende_bietzeit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ktenzeichen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vtermin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usatztermin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mtsgericht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verkehrswert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areas</text:p>
          </table:table-cell>
          <table:table-cell table:style-name="ce4" office:value-type="string" calcext:value-type="string">
            <text:p>flaechen-&gt;nutzflaeche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sqm</text:p>
          </table:table-cell>
          <table:table-cell table:style-name="ce4"/>
          <table:table-cell table:style-name="ce4" office:value-type="string" calcext:value-type="string">
            <text:p>Usable Floor Space</text:p>
          </table:table-cell>
          <table:table-cell table:style-name="ce4"/>
          <table:table-cell table:style-name="ce4" office:value-type="string" calcext:value-type="string">
            <text:p>Nutzfläche</text:p>
          </table:table-cell>
          <table:table-cell table:style-name="ce4" office:value-type="string" calcext:value-type="string">
            <text:p>1.1.0</text:p>
          </table:table-cell>
          <table:table-cell table:style-name="ce26" office:value-type="date" office:date-value="2019-10-15" calcext:value-type="date">
            <text:p>2019-10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gesamtflaech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ladenflaech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table:style-name="ce4" office:value-type="string" calcext:value-type="string">
            <text:p>flaechen-&gt;lagerflaeche</text:p>
          </table:table-cell>
          <table:table-cell office:value-type="string" calcext:value-type="string">
            <text:p>estate_additional_features+</text:p>
          </table:table-cell>
          <table:table-cell table:style-name="ce4" office:value-type="string" calcext:value-type="string">
            <text:p>sqm</text:p>
          </table:table-cell>
          <table:table-cell/>
          <table:table-cell table:style-name="ce4" office:value-type="string" calcext:value-type="string">
            <text:p>Storage Area</text:p>
          </table:table-cell>
          <table:table-cell/>
          <table:table-cell table:style-name="ce4" office:value-type="string" calcext:value-type="string">
            <text:p>Lagerfläche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verkaufsflaech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freiflaech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bueroflaech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bueroteilflaech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fensterfront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verwaltungsflaech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gastroflaech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grz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gfz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bmz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bgf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sonstflaech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table:style-name="ce4" office:value-type="string" calcext:value-type="string">
            <text:p>flaechen-&gt;anzahl_sep_wc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table:style-name="ce4" office:value-type="string" calcext:value-type="string">
            <text:p>flaechen-&gt;anzahl_balkone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table:style-name="ce4" office:value-type="string" calcext:value-type="string">
            <text:p>flaechen-&gt;anzahl_terrassen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balkon_terrasse_flaech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Balcony/Terrace Space</text:p>
          </table:table-cell>
          <table:table-cell/>
          <table:table-cell office:value-type="string" calcext:value-type="string">
            <text:p>Balkon-/Terrassenflä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table:style-name="ce4" office:value-type="string" calcext:value-type="string">
            <text:p>flaechen-&gt;anzahl_logia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table:style-name="ce4" office:value-type="string" calcext:value-type="string">
            <text:p>flaechen-&gt;anzahl_wohn_schlafzimmer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table:style-name="ce4" office:value-type="string" calcext:value-type="string">
            <text:p>flaechen-&gt;anzahl_zimmer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number_format:0</text:p>
          </table:table-cell>
          <table:table-cell table:style-name="ce4"/>
          <table:table-cell table:style-name="ce4" office:value-type="string" calcext:value-type="string">
            <text:p>Total Rooms</text:p>
          </table:table-cell>
          <table:table-cell table:style-name="ce4"/>
          <table:table-cell table:style-name="ce4" office:value-type="string" calcext:value-type="string">
            <text:p>Zimmer insgesamt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anzahl_stellplaetze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Number of Car Spaces</text:p>
          </table:table-cell>
          <table:table-cell/>
          <table:table-cell office:value-type="string" calcext:value-type="string">
            <text:p>Anzahl 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gartenflaech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rden Space</text:p>
          </table:table-cell>
          <table:table-cell/>
          <table:table-cell office:value-type="string" calcext:value-type="string">
            <text:p>Gart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kellerflaech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Basement Space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fensterfront_qm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grundstuecksfront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dachbodenflaech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ttic Space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teilbar_ab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beheizbare_flaech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plaetze_gastraum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anzahl_betten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anzahl_tagungsraeume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vermietbare_flaeche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anzahl_wohneinheiten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anzahl_gewerbeeinheiten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kubatur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ausnuetzungsziffer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Occupancy Rate</text:p>
          </table:table-cell>
          <table:table-cell/>
          <table:table-cell office:value-type="string" calcext:value-type="string">
            <text:p>Ausnützungsziff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flaeche_von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flaechen-&gt;flaeche_bis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STANDARD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GEHOBEN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4" office:value-type="string" calcext:value-type="string">
            <text:p>1.3.2</text:p>
          </table:table-cell>
          <table:table-cell table:style-name="ce26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LUXUS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 table:style-name="ce4"/>
          <table:table-cell table:style-name="ce26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romanschlusswert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table:number-columns-repeated="2"/>
          <table:table-cell table:style-name="ce4" office:value-type="string" calcext:value-type="string">
            <text:p>Electrical Connection Value (KW)</text:p>
          </table:table-cell>
          <table:table-cell table:style-name="ce4"/>
          <table:table-cell table:style-name="ce4" office:value-type="string" calcext:value-type="string">
            <text:p>Stromanschlusswert (KW)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allenhoehe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table:number-columns-repeated="2"/>
          <table:table-cell table:style-name="ce4" office:value-type="string" calcext:value-type="string">
            <text:p>Hall Height (m)</text:p>
          </table:table-cell>
          <table:table-cell table:style-name="ce4"/>
          <table:table-cell table:style-name="ce4" office:value-type="string" calcext:value-type="string">
            <text:p>Hallenhöhe (m)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art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table:number-columns-repeated="2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1.2.1</text:p>
          </table:table-cell>
          <table:table-cell table:style-name="ce26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speed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table:number-columns-repeated="2"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4" office:value-type="string" calcext:value-type="string">
            <text:p>1.2.1</text:p>
          </table:table-cell>
          <table:table-cell table:style-name="ce26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/>
          <table:table-cell table:style-name="ce35" office:value-type="string" calcext:value-type="string">
            <text:p>ausstattung-&gt;befeuerung:FERN+</text:p>
          </table:table-cell>
          <table:table-cell table:style-name="ce35" office:value-type="string" calcext:value-type="string">
            <text:p>estate_additional_features+</text:p>
          </table:table-cell>
          <table:table-cell table:style-name="ce35"/>
          <table:table-cell table:style-name="ce35" office:value-type="string" calcext:value-type="string">
            <text:p>District Heat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Fernwärme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/>
          <table:table-cell table:style-name="ce35" office:value-type="string" calcext:value-type="string">
            <text:p>ausstattung-&gt;befeuerung:ERDGAS_LEICHT+</text:p>
          </table:table-cell>
          <table:table-cell table:style-name="ce35" office:value-type="string" calcext:value-type="string">
            <text:p>estate_additional_features+</text:p>
          </table:table-cell>
          <table:table-cell table:style-name="ce35"/>
          <table:table-cell table:style-name="ce35" office:value-type="string" calcext:value-type="string">
            <text:p>Natural Gas (light)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Erdgas (leicht)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/>
          <table:table-cell table:style-name="ce35" office:value-type="string" calcext:value-type="string">
            <text:p>ausstattung-&gt;befeuerung:ERDGAS_SCHWER+</text:p>
          </table:table-cell>
          <table:table-cell table:style-name="ce35" office:value-type="string" calcext:value-type="string">
            <text:p>estate_additional_features+</text:p>
          </table:table-cell>
          <table:table-cell table:style-name="ce35"/>
          <table:table-cell table:style-name="ce35" office:value-type="string" calcext:value-type="string">
            <text:p>Natural Gas (heavy)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Erdgas (schwer)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/>
          <table:table-cell table:style-name="ce35" office:value-type="string" calcext:value-type="string">
            <text:p>ausstattung-&gt;befeuerung:FERNWAERME_DAMPF+</text:p>
          </table:table-cell>
          <table:table-cell table:style-name="ce35" office:value-type="string" calcext:value-type="string">
            <text:p>estate_additional_features+</text:p>
          </table:table-cell>
          <table:table-cell table:style-name="ce35"/>
          <table:table-cell table:style-name="ce35" office:value-type="string" calcext:value-type="string">
            <text:p>District Heat (Steam)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Fernwärme (Dampf)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/>
          <table:table-cell table:style-name="ce35" office:value-type="string" calcext:value-type="string">
            <text:p>ausstattung-&gt;befeuerung:NAHWAERME+</text:p>
          </table:table-cell>
          <table:table-cell table:style-name="ce35" office:value-type="string" calcext:value-type="string">
            <text:p>estate_additional_features+</text:p>
          </table:table-cell>
          <table:table-cell table:style-name="ce35"/>
          <table:table-cell table:style-name="ce35" office:value-type="string" calcext:value-type="string">
            <text:p>Local Heat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Nahwärme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/>
          <table:table-cell table:style-name="ce35" office:value-type="string" calcext:value-type="string">
            <text:p>ausstattung-&gt;befeuerung:WAERMELIEFERUNG+</text:p>
          </table:table-cell>
          <table:table-cell table:style-name="ce35" office:value-type="string" calcext:value-type="string">
            <text:p>estate_additional_features+</text:p>
          </table:table-cell>
          <table:table-cell table:style-name="ce35"/>
          <table:table-cell table:style-name="ce35" office:value-type="string" calcext:value-type="string">
            <text:p>Heat Delivery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Wärmelieferung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/>
          <table:table-cell table:style-name="ce35" office:value-type="string" calcext:value-type="string">
            <text:p>ausstattung-&gt;befeuerung:BIOENERGIE+</text:p>
          </table:table-cell>
          <table:table-cell table:style-name="ce35" office:value-type="string" calcext:value-type="string">
            <text:p>estate_additional_features+</text:p>
          </table:table-cell>
          <table:table-cell table:style-name="ce35"/>
          <table:table-cell table:style-name="ce35" office:value-type="string" calcext:value-type="string">
            <text:p>Bio Energy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Bioenergie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/>
          <table:table-cell table:style-name="ce35" office:value-type="string" calcext:value-type="string">
            <text:p>ausstattung-&gt;befeuerung:WINDENERGIE+</text:p>
          </table:table-cell>
          <table:table-cell table:style-name="ce35" office:value-type="string" calcext:value-type="string">
            <text:p>estate_additional_features+</text:p>
          </table:table-cell>
          <table:table-cell table:style-name="ce35"/>
          <table:table-cell table:style-name="ce35" office:value-type="string" calcext:value-type="string">
            <text:p>Wind Energy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Windenergie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/>
          <table:table-cell table:style-name="ce35" office:value-type="string" calcext:value-type="string">
            <text:p>ausstattung-&gt;befeuerung:WASSERENERGIE+</text:p>
          </table:table-cell>
          <table:table-cell table:style-name="ce35" office:value-type="string" calcext:value-type="string">
            <text:p>estate_additional_features+</text:p>
          </table:table-cell>
          <table:table-cell table:style-name="ce35"/>
          <table:table-cell table:style-name="ce35" office:value-type="string" calcext:value-type="string">
            <text:p>Water Energy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Wasserenergie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/>
          <table:table-cell table:style-name="ce35" office:value-type="string" calcext:value-type="string">
            <text:p>ausstattung-&gt;befeuerung:UMWELTWAERME+</text:p>
          </table:table-cell>
          <table:table-cell table:style-name="ce35" office:value-type="string" calcext:value-type="string">
            <text:p>estate_additional_features+</text:p>
          </table:table-cell>
          <table:table-cell table:style-name="ce35"/>
          <table:table-cell table:style-name="ce35" office:value-type="string" calcext:value-type="string">
            <text:p>Environmental Heat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Umweltwärme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/>
          <table:table-cell table:style-name="ce35" office:value-type="string" calcext:value-type="string">
            <text:p>ausstattung-&gt;befeuerung:KWK_FOSSIL+</text:p>
          </table:table-cell>
          <table:table-cell table:style-name="ce35" office:value-type="string" calcext:value-type="string">
            <text:p>estate_additional_features+</text:p>
          </table:table-cell>
          <table:table-cell table:style-name="ce35"/>
          <table:table-cell table:style-name="ce35" office:value-type="string" calcext:value-type="string">
            <text:p>Combined Heat and Power (fossil)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Kraft-Wärme-Kopplung (fossil)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/>
          <table:table-cell table:style-name="ce35" office:value-type="string" calcext:value-type="string">
            <text:p>ausstattung-&gt;befeuerung:KWK_ERNEUERBAR+</text:p>
          </table:table-cell>
          <table:table-cell table:style-name="ce35" office:value-type="string" calcext:value-type="string">
            <text:p>estate_additional_features+</text:p>
          </table:table-cell>
          <table:table-cell table:style-name="ce35"/>
          <table:table-cell table:style-name="ce35" office:value-type="string" calcext:value-type="string">
            <text:p>Combined Heat and Power (renewable)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Kraft-Wärme-Kopplung (erneuerbar)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/>
          <table:table-cell table:style-name="ce35" office:value-type="string" calcext:value-type="string">
            <text:p>ausstattung-&gt;befeuerung:KWK_REGENERATIV+</text:p>
          </table:table-cell>
          <table:table-cell table:style-name="ce35" office:value-type="string" calcext:value-type="string">
            <text:p>estate_additional_features+</text:p>
          </table:table-cell>
          <table:table-cell table:style-name="ce35"/>
          <table:table-cell table:style-name="ce35" office:value-type="string" calcext:value-type="string">
            <text:p>Combined Heat and Power (regenerative)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Kraft-Wärme-Kopplung (regenerativ)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/>
          <table:table-cell table:style-name="ce35" office:value-type="string" calcext:value-type="string">
            <text:p>ausstattung-&gt;befeuerung:KWK_BIO+</text:p>
          </table:table-cell>
          <table:table-cell table:style-name="ce35" office:value-type="string" calcext:value-type="string">
            <text:p>estate_additional_features+</text:p>
          </table:table-cell>
          <table:table-cell table:style-name="ce35"/>
          <table:table-cell table:style-name="ce35" office:value-type="string" calcext:value-type="string">
            <text:p>Combined Heat and Power (Bio)</text:p>
          </table:table-cell>
          <table:table-cell table:style-name="ce35" office:value-type="string" calcext:value-type="string">
            <text:p>Firing</text:p>
          </table:table-cell>
          <table:table-cell table:style-name="ce35" office:value-type="string" calcext:value-type="string">
            <text:p>Kraft-Wärme-Kopplung (Bio)</text:p>
          </table:table-cell>
          <table:table-cell table:style-name="ce35" office:value-type="string" calcext:value-type="string">
            <text:p>Befeuerung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LIESEN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STEIN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PPICH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PARKETT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ERTIGPARKETT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AMINAT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IELEN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KUNSTSTOFF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4" office:value-type="string" calcext:value-type="string">
            <text:p>1.3.2</text:p>
          </table:table-cell>
          <table:table-cell table:style-name="ce26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ESTRICH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OPPELBODEN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INOLEUM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MARMOR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RRAKOTTA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GRANIT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DUSCHE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WANNE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FENSTER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4" office:value-type="string" calcext:value-type="string">
            <text:p>1.3.2</text:p>
          </table:table-cell>
          <table:table-cell table:style-name="ce26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BIDET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PISSOIR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EBK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Fitted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inbau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OFFEN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PANTRY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OST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WEST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OST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WEST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OST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WEST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ALARMANLAGE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KAMERA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POLIZEIRUF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GARAGE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TIEFGARAGE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CARPORT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FREIPLATZ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Outdoor Ground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Freiplatz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PARKHAUS+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DUPLEX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4" office:value-type="string" calcext:value-type="string">
            <text:p>1.3.2</text:p>
          </table:table-cell>
          <table:table-cell table:style-name="ce26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HOTELRESTAURANT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BAR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BETREUTES_WOHNEN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CATERING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REINIGUNG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EINKAUF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WACHDIENST+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RSTBEZUG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First Occupanc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rstbezug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6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UNGSBED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in Need of Renov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6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EUWERTIG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in Mint Condi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euwertig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6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SANIERT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6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T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renov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6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SANIERT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part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teilsanier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6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VOLL_SANIERT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ful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vollsanier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6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SANIERUNGSBEDUERFTIG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in Need of Rehabilit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6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BAUFAELLIG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decrepi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baufällig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6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ACH_VEREINBARUNG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by Arrangemen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ach Vereinbarung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6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MODERNISIERT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moderniz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modernisier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6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GEPFLEGT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nea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gepfleg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6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ROHBAU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Shell of Building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ohbau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6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NTKERNT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gut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ntkern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6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ABRISSOBJEKT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Demolition Propert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Abrissobjekt</text:p>
          </table:table-cell>
          <table:table-cell table:style-name="ce4" office:value-type="string" calcext:value-type="string">
            <text:p>Zustand</text:p>
          </table:table-cell>
          <table:table-cell table:style-name="ce4"/>
          <table:table-cell table:style-name="ce26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PROJEKTIERT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/>
          <table:table-cell table:style-name="ce4" office:value-type="string" calcext:value-type="string">
            <text:p>projec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rojekt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3.2</text:p>
          </table:table-cell>
          <table:table-cell table:style-name="ce26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letztemodernisierung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table:number-columns-repeated="2"/>
          <table:table-cell table:style-name="ce4" office:value-type="string" calcext:value-type="string">
            <text:p>Last Modernization</text:p>
          </table:table-cell>
          <table:table-cell table:style-name="ce4"/>
          <table:table-cell table:style-name="ce4" office:value-type="string" calcext:value-type="string">
            <text:p>Letzte Modernisi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zone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lasten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2.4</text:p>
          </table:table-cell>
          <table:table-cell table:style-name="ce26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2.4</text:p>
          </table:table-cell>
          <table:table-cell table:style-name="ce26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2.4</text:p>
          </table:table-cell>
          <table:table-cell table:style-name="ce26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2.4</text:p>
          </table:table-cell>
          <table:table-cell table:style-name="ce26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6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 table:number-columns-repeated="2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 table:number-columns-repeated="2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 table:number-columns-repeated="2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6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FERN+</text:p>
          </table:table-cell>
          <table:table-cell table:style-name="ce35" table:number-columns-repeated="2"/>
          <table:table-cell table:style-name="ce35" office:value-type="string" calcext:value-type="string">
            <text:p>District Heat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Fernwärme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ERDGAS_LEICHT+</text:p>
          </table:table-cell>
          <table:table-cell table:style-name="ce35" table:number-columns-repeated="2"/>
          <table:table-cell table:style-name="ce35" office:value-type="string" calcext:value-type="string">
            <text:p>Natural Gas (light)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Erdgas (leicht)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ERDGAS_SCHWER+</text:p>
          </table:table-cell>
          <table:table-cell table:style-name="ce35" table:number-columns-repeated="2"/>
          <table:table-cell table:style-name="ce35" office:value-type="string" calcext:value-type="string">
            <text:p>Natural Gas (heavy)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Erdgas (schwer)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FERNWAERME_DAMPF+</text:p>
          </table:table-cell>
          <table:table-cell table:style-name="ce35" table:number-columns-repeated="2"/>
          <table:table-cell table:style-name="ce35" office:value-type="string" calcext:value-type="string">
            <text:p>District Heat (Steam)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Fernwärme (Dampf)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NAHWAERME+</text:p>
          </table:table-cell>
          <table:table-cell table:style-name="ce35" table:number-columns-repeated="2"/>
          <table:table-cell table:style-name="ce35" office:value-type="string" calcext:value-type="string">
            <text:p>Local Heat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Nahwärme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WAERMELIEFERUNG+</text:p>
          </table:table-cell>
          <table:table-cell table:style-name="ce35" table:number-columns-repeated="2"/>
          <table:table-cell table:style-name="ce35" office:value-type="string" calcext:value-type="string">
            <text:p>Heat Delivery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Wärmelieferung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BIOENERGIE+</text:p>
          </table:table-cell>
          <table:table-cell table:style-name="ce35" table:number-columns-repeated="2"/>
          <table:table-cell table:style-name="ce35" office:value-type="string" calcext:value-type="string">
            <text:p>Bio Energy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Bioenergie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WINDENERGIE+</text:p>
          </table:table-cell>
          <table:table-cell table:style-name="ce35" table:number-columns-repeated="2"/>
          <table:table-cell table:style-name="ce35" office:value-type="string" calcext:value-type="string">
            <text:p>Wind Energy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Windenergie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WASSERENERGIE+</text:p>
          </table:table-cell>
          <table:table-cell table:style-name="ce35" table:number-columns-repeated="2"/>
          <table:table-cell table:style-name="ce35" office:value-type="string" calcext:value-type="string">
            <text:p>Water Energy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Wasserenergie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UMWELTWAERME+</text:p>
          </table:table-cell>
          <table:table-cell table:style-name="ce35" table:number-columns-repeated="2"/>
          <table:table-cell table:style-name="ce35" office:value-type="string" calcext:value-type="string">
            <text:p>Environmental Heat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Umweltwärme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KWK_FOSSIL+</text:p>
          </table:table-cell>
          <table:table-cell table:style-name="ce35" table:number-columns-repeated="2"/>
          <table:table-cell table:style-name="ce35" office:value-type="string" calcext:value-type="string">
            <text:p>Combined Heat and Power (fossil)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Kraft-Wärme-Kopplung (fossil)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KWK_ERNEUERBAR+</text:p>
          </table:table-cell>
          <table:table-cell table:style-name="ce35" table:number-columns-repeated="2"/>
          <table:table-cell table:style-name="ce35" office:value-type="string" calcext:value-type="string">
            <text:p>Combined Heat and Power (renewable)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Kraft-Wärme-Kopplung (erneuerbar)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KWK_REGENERATIV+</text:p>
          </table:table-cell>
          <table:table-cell table:style-name="ce35" table:number-columns-repeated="2"/>
          <table:table-cell table:style-name="ce35" office:value-type="string" calcext:value-type="string">
            <text:p>Combined Heat and Power (regenerative)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Kraft-Wärme-Kopplung (regenerativ)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ausstattung-&gt;befeuerung:KWK_BIO+</text:p>
          </table:table-cell>
          <table:table-cell table:style-name="ce35" table:number-columns-repeated="2"/>
          <table:table-cell table:style-name="ce35" office:value-type="string" calcext:value-type="string">
            <text:p>Combined Heat and Power (Bio)</text:p>
          </table:table-cell>
          <table:table-cell table:style-name="ce35" office:value-type="string" calcext:value-type="string">
            <text:p>Primary Energy Carrier</text:p>
          </table:table-cell>
          <table:table-cell table:style-name="ce35" office:value-type="string" calcext:value-type="string">
            <text:p>Kraft-Wärme-Kopplung (Bio)</text:p>
          </table:table-cell>
          <table:table-cell table:style-name="ce35" office:value-type="string" calcext:value-type="string">
            <text:p>Primärenergieträger</text:p>
          </table:table-cell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 table:number-columns-repeated="2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6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5" office:value-type="string" calcext:value-type="string">
            <text:p>custom_field</text:p>
          </table:table-cell>
          <table:table-cell table:style-name="ce35" office:value-type="string" calcext:value-type="string">
            <text:p>epass</text:p>
          </table:table-cell>
          <table:table-cell table:style-name="ce35" office:value-type="string" calcext:value-type="string">
            <text:p>zustand_angaben-&gt;energiepass-&gt;geg2018</text:p>
          </table:table-cell>
          <table:table-cell table:style-name="ce35" table:number-columns-repeated="2"/>
          <table:table-cell table:style-name="ce35" office:value-type="string" calcext:value-type="string">
            <text:p>GEG Information</text:p>
          </table:table-cell>
          <table:table-cell table:style-name="ce35"/>
          <table:table-cell table:style-name="ce35" office:value-type="string" calcext:value-type="string">
            <text:p>Angaben gem. GEG</text:p>
          </table:table-cell>
          <table:table-cell table:style-name="ce35"/>
          <table:table-cell table:style-name="ce35" office:value-type="string" calcext:value-type="string">
            <text:p>1.4.0</text:p>
          </table:table-cell>
          <table:table-cell table:style-name="ce55" office:value-type="date" office:date-value="2024-07-22" calcext:value-type="date">
            <text:p>2024-07-22</text:p>
          </table:table-cell>
          <table:table-cell table:style-name="ce3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LUGHAFEN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ERNBAHNHOF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AUTOBAHN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US_BAHN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BUS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KINDERGAERTEN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16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RUNDSCHULE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HAUPTSCHULE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REALSCHULE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ESAMTSCHULE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YMNASIUM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ZENTRUM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EINKAUFSMOEGLICHKEITEN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ASTSTAETTEN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TRAND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EE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MEER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KIGEBIET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PORTANLAGEN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WANDERGEBIETE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NAHERHOLUNG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fuegbar_ab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bdatum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TAG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/>
          <table:table-cell table:style-name="ce4" office:value-type="string" calcext:value-type="string">
            <text:p>Min. Length of Lease (Days)</text:p>
          </table:table-cell>
          <table:table-cell/>
          <table:table-cell table:style-name="ce4" office:value-type="string" calcext:value-type="string">
            <text:p>Mindest-Mietdauer (Tage)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WOCHE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/>
          <table:table-cell table:style-name="ce4" office:value-type="string" calcext:value-type="string">
            <text:p>Min. Length of Lease (Weeks)</text:p>
          </table:table-cell>
          <table:table-cell/>
          <table:table-cell table:style-name="ce4" office:value-type="string" calcext:value-type="string">
            <text:p>Mindest-Mietdauer (Wochen)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MONAT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/>
          <table:table-cell table:style-name="ce4" office:value-type="string" calcext:value-type="string">
            <text:p>Min. Length of Lease (Months)</text:p>
          </table:table-cell>
          <table:table-cell/>
          <table:table-cell table:style-name="ce4" office:value-type="string" calcext:value-type="string">
            <text:p>Mindest-Mietdauer (Monate)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JAHR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/>
          <table:table-cell table:style-name="ce4" office:value-type="string" calcext:value-type="string">
            <text:p>Min. Length of Lease (Years)</text:p>
          </table:table-cell>
          <table:table-cell/>
          <table:table-cell table:style-name="ce4" office:value-type="string" calcext:value-type="string">
            <text:p>Mindest-Mietdauer (Jahre)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TAG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/>
          <table:table-cell table:style-name="ce4" office:value-type="string" calcext:value-type="string">
            <text:p>Max. Length of Lease (Days)</text:p>
          </table:table-cell>
          <table:table-cell/>
          <table:table-cell table:style-name="ce4" office:value-type="string" calcext:value-type="string">
            <text:p>maximale Mietdauer (Tage)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WOCHE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/>
          <table:table-cell table:style-name="ce4" office:value-type="string" calcext:value-type="string">
            <text:p>Max. Length of Lease (Weeks)</text:p>
          </table:table-cell>
          <table:table-cell/>
          <table:table-cell table:style-name="ce4" office:value-type="string" calcext:value-type="string">
            <text:p>maximale Mietdauer (Wochen)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MONAT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/>
          <table:table-cell table:style-name="ce4" office:value-type="string" calcext:value-type="string">
            <text:p>Max. Length of Lease (Months)</text:p>
          </table:table-cell>
          <table:table-cell/>
          <table:table-cell table:style-name="ce4" office:value-type="string" calcext:value-type="string">
            <text:p>maximale Mietdauer (Monate)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JAHR</text:p>
          </table:table-cell>
          <table:table-cell office:value-type="string" calcext:value-type="string">
            <text:p>estate_additional_features+</text:p>
          </table:table-cell>
          <table:table-cell table:style-name="ce4"/>
          <table:table-cell/>
          <table:table-cell table:style-name="ce4" office:value-type="string" calcext:value-type="string">
            <text:p>Max. Length of Lease (Years)</text:p>
          </table:table-cell>
          <table:table-cell/>
          <table:table-cell table:style-name="ce4" office:value-type="string" calcext:value-type="string">
            <text:p>maximale Mietdauer (Jahre)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 office:value-type="string" calcext:value-type="string">
            <text:p>estate_additional_feature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laufzeit</text:p>
          </table:table-cell>
          <table:table-cell table:style-name="ce4" office:value-type="string" calcext:value-type="string">
            <text:p>estate_additional_features+</text:p>
          </table:table-cell>
          <table:table-cell table:style-name="ce4" table:number-columns-repeated="2"/>
          <table:table-cell table:style-name="ce4" office:value-type="string" calcext:value-type="string">
            <text:p>Remaining Term (Leasehold)</text:p>
          </table:table-cell>
          <table:table-cell table:style-name="ce4"/>
          <table:table-cell table:style-name="ce4" office:value-type="string" calcext:value-type="string">
            <text:p>Restlaufzeit (Erbpacht)</text:p>
          </table:table-cell>
          <table:table-cell table:style-name="ce4"/>
          <table:table-cell table:style-name="ce26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office:value-type="string" calcext:value-type="string">
            <text:p>estate_additional_features+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10"/>
          <table:table-cell table:style-name="ce1" table:number-columns-repeated="4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10"/>
          <table:table-cell table:style-name="ce1" table:number-columns-repeated="4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 table:number-rows-repeated="10477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09:47:28.83241557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16:04:13.592712940</dc:date>
    <meta:generator>LibreOffice/7.3.2.2$MacOSX_AARCH64 LibreOffice_project/49f2b1bff42cfccbd8f788c8dc32c1c309559be0</meta:generator>
    <meta:editing-duration>P8DT1H10M26S</meta:editing-duration>
    <meta:editing-cycles>264</meta:editing-cycles>
    <meta:document-statistic meta:table-count="1" meta:cell-count="4720" meta:object-count="0"/>
    <meta:user-defined meta:name=""/>
  </office:meta>
</office:document-meta>
</file>